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number-columns-repeated="90" table:default-cell-style-name="Default"/>
        <table:table-column table:style-name="co3" table:number-columns-repeated="85" table:default-cell-style-name="Default"/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table:number-columns-repeated="5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3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8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8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8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2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3" office:value-type="float" office:value="0">
            <text:p>0</text:p>
          </table:table-cell>
        </table:table-row>
        <table:table-row table:style-name="ro1"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8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7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9" office:value-type="float" office:value="0">
            <text:p>0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</table:table-row>
        <table:table-row table:style-name="ro1">
          <table:table-cell table:number-columns-repeated="8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6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4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0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5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8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1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6" office:value-type="float" office:value="0">
            <text:p>0</text:p>
          </table:table-cell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8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4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0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5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5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4" office:value-type="float" office:value="0">
            <text:p>0</text:p>
          </table:table-cell>
        </table:table-row>
        <table:table-row table:style-name="ro1">
          <table:table-cell table:number-columns-repeated="9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7" office:value-type="float" office:value="0">
            <text:p>0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84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6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table:number-columns-repeated="5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6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table:number-columns-repeated="4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5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9-14T18:28:03</dc:date>
    <dc:creator>Lee </dc:creator>
    <meta:editing-duration>P0D</meta:editing-duration>
    <meta:editing-cycles>1</meta:editing-cycles>
    <meta:document-statistic meta:table-count="1" meta:cell-count="33856" meta:object-count="0"/>
  </office:meta>
</office:document-meta>
</file>